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iragino Mincho ProN" svg:font-family="'Hiragino Mincho ProN'" style:font-family-generic="system" style:font-pitch="variable"/>
    <style:font-face style:name="Lucida Sans" svg:font-family="'Lucida Sans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text">
      <style:graphic-properties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11.35cm" fo:min-width="0cm"/>
    </style:style>
    <style:style style:name="gr3" style:family="graphic" style:parent-style-name="text">
      <style:graphic-properties draw:fill="solid" draw:fill-color="#83caff" draw:textarea-vertical-align="middle" draw:auto-grow-height="false" fo:min-height="0.65cm" fo:min-width="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83ca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.051cm" svg:height="0.721cm" svg:x="1.649cm" svg:y="1.579cm">
          <draw:text-box>
            <text:p>Browser</text:p>
          </draw:text-box>
        </draw:frame>
        <draw:frame draw:style-name="gr1" draw:layer="layout" svg:width="1.747cm" svg:height="0.721cm" svg:x="9.053cm" svg:y="1.6cm">
          <draw:text-box>
            <text:p>Server</text:p>
          </draw:text-box>
        </draw:frame>
        <draw:frame draw:style-name="gr1" draw:layer="layout" svg:width="1.793cm" svg:height="0.721cm" svg:x="16.332cm" svg:y="1.579cm">
          <draw:text-box>
            <text:p>Paypal</text:p>
          </draw:text-box>
        </draw:frame>
        <draw:custom-shape draw:style-name="gr2" draw:text-style-name="P1" draw:layer="layout" svg:width="0.1cm" svg:height="11.6cm" svg:x="2.5cm" svg:y="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11.6cm" svg:x="9.8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11.6cm" svg:x="17.4cm" svg:y="2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0.9cm" svg:x="2.9cm" svg:y="3.2cm">
          <text:p text:style-name="P1">pay by</text:p>
          <text:p text:style-name="P1">Paypa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iragino Mincho ProN" svg:font-family="'Hiragino Mincho ProN'" style:font-family-generic="system" style:font-pitch="variable"/>
    <style:font-face style:name="Lucida Sans" svg:font-family="'Lucida Sans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MS PMincho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iragino Mincho ProN" style:font-family-asian="'Hiragino Mincho Pro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8T21:02:41.190395000</meta:creation-date>
    <meta:generator>LibreOffice/5.0.2.2$MacOSX_X86_64 LibreOffice_project/37b43f919e4de5eeaca9b9755ed688758a8251fe</meta:generator>
    <dc:date>2016-03-19T16:11:27.583312000</dc:date>
    <meta:editing-duration>PT18H35M34S</meta:editing-duration>
    <meta:editing-cycles>4</meta:editing-cycles>
    <meta:document-statistic meta:object-count="7"/>
  </office:meta>
</office:document-meta>
</file>